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:.B])" office:value-type="float" office:value="71" calcext:value-type="float">
            <text:p>71.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:.D])" office:value-type="float" office:value="60.5" calcext:value-type="float">
            <text:p>60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:.F])" office:value-type="float" office:value="57" calcext:value-type="float">
            <text:p>57.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inserimento cardinalità e finalizzazione diagram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e swag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ign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efinizione sche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quer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I feedback e acquis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r cas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zio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ornamento swagger e aggiunta nuove cos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source extractio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utent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roblemi tecnic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forni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rce models, ancor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ource models, d5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fornitore</text:p>
          </table:table-cell>
          <table:table-cell table:number-columns-repeated="5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rudio funzionamento javascript e html per frontend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isoluzione problema fetching api con html e javascript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difica login in fornitore.js e piccole modifiche di risoluzione errori</text:p>
          </table:table-cell>
          <table:table-cell table:number-columns-repeated="7"/>
        </table:table-row>
        <table:table-row table:style-name="ro1" table:number-rows-repeated="104853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2-25T22:05:16.461783843</dc:date>
    <meta:editing-duration>PT5H52M</meta:editing-duration>
    <meta:editing-cycles>65</meta:editing-cycles>
    <meta:generator>LibreOffice/7.4.3.2$MacOSX_X86_64 LibreOffice_project/1048a8393ae2eeec98dff31b5c133c5f1d08b890</meta:generator>
    <meta:document-statistic meta:table-count="1" meta:cell-count="245" meta:object-count="0"/>
  </office:meta>
</office:document-meta>
</file>